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fo:font-weight="bold" style:font-name-asian="Times New Roman1" style:font-weight-asian="bold" style:font-name-complex="Times New Roman1" style:font-weight-complex="bold"/>
    </style:style>
    <style:style style:name="T14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81cm" svg:height="0.951cm" draw:z-index="0"><draw:image xlink:href="../../odt/images/0070.png" xlink:type="simple" xlink:show="embed" xlink:actuate="onLoad"/></draw:frame></text:p>
          </table:table-cell>
          <table:table-cell table:style-name="Table1.B1" office:value-type="string">
            <text:h text:style-name="P7" text:outline-level="1">Линейное с зоной нечувствительности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7">C</text:span><text:span text:style-name="T8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85cm" svg:height="1.27cm" draw:z-index="1"><draw:image xlink:href="../../odt/images/007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0">Блок </text:span><text:span text:style-name="T11">реализует преобразование вектора входных сигналов посредством единой нелинейной статической характеристики типа "линейная с зоной нечувствительности" по следующему алгоритму: </text:span></text:p>
            <text:p text:style-name="P3"><draw:frame draw:style-name="fr2" draw:name="graphics1" text:anchor-type="as-char" svg:width="2.538cm" svg:height="2.223cm" draw:z-index="2"><draw:image xlink:href="../../odt/images/0070_static.png" xlink:type="simple" xlink:show="embed" xlink:actuate="onLoad"/></draw:frame></text:p>
            <text:p text:style-name="P3"><draw:frame draw:style-name="fr3" draw:name="Объект1" text:anchor-type="as-char" svg:width="7.294cm" svg:height="1.916cm" draw:z-index="3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2"><text:span text:style-name="T11">где</text:span><text:span text:style-name="T11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1">– вектор входных сигналов,</text:span><text:span text:style-name="T11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1">– вектор </text:span><text:span text:style-name="T9">выходных</text:span><text:span text:style-name="T11"> сигналов,</text:span><text:span text:style-name="T11"><draw:frame draw:style-name="fr3" draw:name="Объект4" text:anchor-type="as-char" svg:width="0.485cm" svg:height="0.549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1">– коэффициент усиления.</text:span></text:p>
            <text:p text:style-name="P2"><text:span text:style-name="T12">Свойства</text:span>:</text:p>
            <text:list xml:id="list8742767283066071815" text:style-name="L1">
              <text:list-item>
                <text:p text:style-name="P4"><text:span text:style-name="T11">Нижняя граница аргумента – </text:span><text:span text:style-name="T9">параметр</text:span><text:span text:style-name="T11"><draw:frame draw:style-name="fr3" draw:name="Объект5" text:anchor-type="as-char" svg:width="0.482cm" svg:height="0.549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1">.</text:span></text:p>
              </text:list-item>
              <text:list-item>
                <text:p text:style-name="P4"><text:span text:style-name="T11">Верхняя граница аргумента – параметр</text:span><text:span text:style-name="T11"><draw:frame draw:style-name="fr3" draw:name="Объект6" text:anchor-type="as-char" svg:width="0.46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1">.</text:span></text:p>
              </text:list-item>
              <text:list-item>
                <text:p text:style-name="P4"><text:span text:style-name="T11">Коэффициент усиления – параметр</text:span><text:span text:style-name="T11"><draw:frame draw:style-name="fr3" draw:name="Объект7" text:anchor-type="as-char" svg:width="0.485cm" svg:height="0.549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1">.</text:span></text:p>
              </text:list-item>
            </text:list>
            <text:p text:style-name="P2"><text:span text:style-name="T13">Примечание:</text:span><text:span text:style-name="T11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4">Мультиплексор</text:span><text:span text:style-name="T11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зоной нечувствительности</dc:title>
    <dc:date>2014-12-01T11:06:49.24</dc:date>
    <meta:generator>OpenOffice/4.1.1$Win32 OpenOffice.org_project/411m6$Build-9775</meta:generator>
    <meta:editing-duration>PT2H11M24S</meta:editing-duration>
    <meta:editing-cycles>63</meta:editing-cycles>
    <meta:document-statistic meta:table-count="1" meta:image-count="3" meta:object-count="7" meta:page-count="1" meta:paragraph-count="15" meta:word-count="83" meta:character-count="616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(x(t)-a), ~ если ~ x(t) &lt; a #
alignl 0, ~ если ~ a &lt;= x(t) &lt;= b #
alignl k cdot (x(t)-b), ~ если ~ x(t) &gt; b} 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